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35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comendar 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9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2" office:value-type="string" calcext:value-type="string" table:number-columns-spanned="1" table:number-rows-spanned="8">
            <text:p>2. Identificar responsabilidades da LN</text:p>
          </table:table-cell>
          <table:table-cell table:style-name="ce42" office:value-type="string" calcext:value-type="string" table:number-columns-spanned="1" table:number-rows-spanned="8">
            <text:p>3. definir API (identificar oerações)</text:p>
          </table:table-cell>
          <table:table-cell table:style-name="ce42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29" office:value-type="string" calcext:value-type="string">
            <text:p>Encomendar stock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30" office:value-type="string" calcext:value-type="string" table:number-columns-spanned="1" table:number-rows-spanned="2">
            <text:p>Ator cria uma encomenda de stock que será entregue futurament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7"/>
          <table:covered-table-cell table:style-name="ce30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5">
            <text:p>CENÁRIOS:</text:p>
          </table:table-cell>
          <table:covered-table-cell table:style-name="ce18"/>
          <table:table-cell table:style-name="ce31" office:value-type="string" calcext:value-type="string" table:number-columns-spanned="1" table:number-rows-spanned="5">
            <text:p><text:span text:style-name="T1">Cenário 1</text:span>: A Maria encomenda 6 blocos de Madeira para construir as Portas que necessita.</text:p>
            <text:p><text:span text:style-name="T1">Cenário 2</text:span>: O João encomenda 9 blocos de Pedra, 2 blocos de Vidro, 1 Porta e 12 blocos de Madeira para construir a sua casa.</text:p>
            <text:p><text:span text:style-name="T1">Cenário 3</text:span>: O Henrique encomenda um bloco de Pedra porque lhe apetec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covered-table-cell table:style-name="ce33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3" table:style-name="Default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3" table:style-name="Default"/>
          <table:covered-table-cell table:style-name="ce39"/>
          <table:covered-table-cell table:style-name="ce14"/>
          <table:covered-table-cell table:number-columns-repeated="2" table:style-name="ce42"/>
          <table:table-cell table:number-columns-repeated="1016"/>
        </table:table-row>
        <table:table-row table:style-name="ro1">
          <table:table-cell/>
          <table:covered-table-cell table:number-columns-repeated="3" table:style-name="Default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30" office:value-type="string" calcext:value-type="string" table:number-columns-spanned="1" table:number-rows-spanned="2">
            <text:p>Ator tem sessão iniciada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47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35" office:value-type="string" calcext:value-type="string" table:number-columns-spanned="1" table:number-rows-spanned="2">
            <text:p>Encomenda fica regist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33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8">
            <text:p>FLUXO NORMAL:</text:p>
          </table:table-cell>
          <table:covered-table-cell table:style-name="ce18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1. Ator solicita nova encomen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2. Sistema solicita os materiais que o Ator deseja encomend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<text:span text:style-name="T2">3. Ator escolhe os materiais de uma lista </text:span>e as suas quantidade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 table:number-columns-spanned="1" table:number-rows-spanned="2">
            <text:p>4. Sistema cria nova encomenda com os materiais e as quantidades fornecidas e calcula um tempo estimado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Default"/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5. Sistema informa o Ator do registo da encomenda e do tempo estimado de espera.</text:p>
          </table:table-cell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/>
          <table:table-cell table:number-columns-repeated="1020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6P0" style:volatile="true"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time-style style:name="N179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date-style style:name="N17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1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date-style style:name="N16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date-style style:name="N161">
      <number:day/>
      <number:text>-</number:text>
      <number:month number:textual="true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time-style style:name="N189"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8">
      <number:hours/>
      <number:text>:</number:text>
      <number:minutes number:style="long"/>
    </number:time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2" style:volatile="true">
      <number:text> </number:text>
      <number:fill-character> </number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9:09:24.290231849</dc:date>
    <meta:generator>LibreOffice/7.3.7.2$Linux_X86_64 LibreOffice_project/30$Build-2</meta:generator>
    <meta:editing-duration>PT3H55M58S</meta:editing-duration>
    <meta:editing-cycles>44</meta:editing-cycles>
    <meta:document-statistic meta:table-count="1" meta:cell-count="20" meta:object-count="0"/>
    <meta:user-defined meta:name="AppVersion">16.0300</meta:user-defined>
  </office:meta>
</office:document-meta>
</file>